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6"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1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1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style:style>
    <style:style style:name="P12" style:family="paragraph" style:parent-style-name="Text_20_body">
      <style:text-properties fo:language="ru" fo:country="RU"/>
    </style:style>
    <style:style style:name="P13" style:family="paragraph" style:parent-style-name="Text_20_body">
      <style:paragraph-properties fo:text-align="justify" style:justify-single-word="false"/>
      <style:text-properties fo:language="ru" fo:country="RU"/>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top="0cm" fo:margin-bottom="0.212cm" style:contextual-spacing="false" fo:text-align="justify" style:justify-single-word="false"/>
      <style:text-properties fo:language="ru" fo:country="RU"/>
    </style:style>
    <style:style style:name="P16" style:family="paragraph" style:parent-style-name="Text_20_body">
      <style:paragraph-properties fo:margin-top="0cm" fo:margin-bottom="0.212cm" style:contextual-spacing="false" fo:text-align="justify" style:justify-single-word="false"/>
      <style:text-properties fo:language="en" fo:country="US"/>
    </style:style>
    <style:style style:name="P17"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18" style:family="paragraph" style:parent-style-name="First_20_line_20_indent">
      <style:text-properties fo:language="ru" fo:country="RU"/>
    </style:style>
    <style:style style:name="P19" style:family="paragraph" style:parent-style-name="First_20_line_20_indent">
      <style:text-properties fo:font-size="15pt" fo:language="ru" fo:country="RU" style:font-size-asian="15pt" style:font-size-complex="15pt"/>
    </style:style>
    <style:style style:name="P20" style:family="paragraph" style:parent-style-name="First_20_line_20_indent">
      <style:paragraph-properties fo:margin-left="0cm" fo:margin-right="0cm" fo:text-indent="0cm" style:auto-text-indent="false"/>
      <style:text-properties fo:language="ru" fo:country="RU"/>
    </style:style>
    <style:style style:name="P21"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2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23"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2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2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2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27"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28" style:family="paragraph" style:parent-style-name="Text_20_body">
      <style:paragraph-properties fo:margin-left="0cm" fo:margin-right="0cm" fo:text-align="justify" style:justify-single-word="false" fo:text-indent="0cm" style:auto-text-indent="false"/>
    </style:style>
    <style:style style:name="P29" style:family="paragraph" style:parent-style-name="Heading_20_1">
      <style:paragraph-properties fo:margin-left="0cm" fo:margin-right="0cm" fo:text-align="center" style:justify-single-word="false" fo:text-indent="0.499cm" style:auto-text-indent="false"/>
    </style:style>
    <style:style style:name="P30" style:family="paragraph" style:parent-style-name="First_20_line_20_indent" style:list-style-name="L18">
      <style:text-properties fo:language="ru" fo:country="RU"/>
    </style:style>
    <style:style style:name="P31" style:family="paragraph" style:parent-style-name="First_20_line_20_indent" style:list-style-name="L19">
      <style:text-properties fo:language="ru" fo:country="RU"/>
    </style:style>
    <style:style style:name="P32" style:family="paragraph" style:parent-style-name="First_20_line_20_indent" style:list-style-name="L19">
      <style:paragraph-properties fo:margin-left="0cm" fo:margin-right="0cm" fo:text-indent="0cm" style:auto-text-indent="false"/>
      <style:text-properties fo:language="ru" fo:country="RU"/>
    </style:style>
    <style:style style:name="P33" style:family="paragraph" style:parent-style-name="Heading_20_2">
      <style:text-properties fo:language="ru" fo:country="RU"/>
    </style:style>
    <style:style style:name="P34" style:family="paragraph" style:parent-style-name="Heading_20_2">
      <style:paragraph-properties fo:margin-left="0cm" fo:margin-right="0cm" fo:text-indent="0.499cm" style:auto-text-indent="false"/>
    </style:style>
    <style:style style:name="P35" style:family="paragraph" style:parent-style-name="Text_20_body" style:list-style-name="L1">
      <style:paragraph-properties fo:text-align="justify" style:justify-single-word="false"/>
    </style:style>
    <style:style style:name="P36" style:family="paragraph" style:parent-style-name="Text_20_body" style:list-style-name="L1">
      <style:paragraph-properties fo:text-align="justify" style:justify-single-word="false"/>
      <style:text-properties fo:language="ru" fo:country="RU"/>
    </style:style>
    <style:style style:name="P37" style:family="paragraph" style:parent-style-name="Text_20_body" style:list-style-name="L2">
      <style:paragraph-properties fo:text-align="justify" style:justify-single-word="false"/>
      <style:text-properties fo:language="ru" fo:country="RU"/>
    </style:style>
    <style:style style:name="P38" style:family="paragraph" style:parent-style-name="Text_20_body" style:list-style-name="L10">
      <style:paragraph-properties fo:text-align="justify" style:justify-single-word="false"/>
      <style:text-properties fo:language="ru" fo:country="RU"/>
    </style:style>
    <style:style style:name="P39" style:family="paragraph" style:parent-style-name="Text_20_body" style:list-style-name="L11">
      <style:paragraph-properties fo:text-align="justify" style:justify-single-word="false"/>
      <style:text-properties fo:language="ru" fo:country="RU"/>
    </style:style>
    <style:style style:name="P40" style:family="paragraph" style:parent-style-name="Text_20_body" style:list-style-name="L12">
      <style:paragraph-properties fo:text-align="justify" style:justify-single-word="false"/>
      <style:text-properties fo:language="ru" fo:country="RU"/>
    </style:style>
    <style:style style:name="P41" style:family="paragraph" style:parent-style-name="Text_20_body" style:list-style-name="L3">
      <style:text-properties fo:language="ru" fo:country="RU"/>
    </style:style>
    <style:style style:name="P42" style:family="paragraph" style:parent-style-name="Text_20_body" style:list-style-name="L8">
      <style:text-properties fo:language="ru" fo:country="RU"/>
    </style:style>
    <style:style style:name="P43" style:family="paragraph" style:parent-style-name="Text_20_body" style:list-style-name="L9">
      <style:text-properties fo:language="ru" fo:country="RU"/>
    </style:style>
    <style:style style:name="P44" style:family="paragraph" style:parent-style-name="Text_20_body" style:list-style-name="L4">
      <style:paragraph-properties fo:margin-left="0cm" fo:margin-right="0cm" fo:text-align="justify" style:justify-single-word="false" fo:text-indent="0.499cm" style:auto-text-indent="false"/>
    </style:style>
    <style:style style:name="P45"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46"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47"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style>
    <style:style style:name="P4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0afbd1"/>
    </style:style>
    <style:style style:name="P4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0cb54b"/>
    </style:style>
    <style:style style:name="P50"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51" style:family="paragraph" style:parent-style-name="Text_20_body" style:list-style-name="L1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5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0d798d" officeooo:paragraph-rsid="000d798d"/>
    </style:style>
    <style:style style:name="P5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13f7e5" officeooo:paragraph-rsid="0013f7e5"/>
    </style:style>
    <style:style style:name="P54"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55"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56"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57"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58" style:family="paragraph" style:parent-style-name="Text_20_body" style:list-style-name="L18">
      <style:paragraph-properties fo:margin-top="0cm" fo:margin-bottom="0.212cm" style:contextual-spacing="false" fo:text-align="justify" style:justify-single-word="false"/>
      <style:text-properties fo:language="ru" fo:country="RU"/>
    </style:style>
    <style:style style:name="T1" style:family="text">
      <style:text-properties fo:language="ru" fo:country="RU"/>
    </style:style>
    <style:style style:name="T2" style:family="text">
      <style:text-properties fo:language="ru" fo:country="RU" officeooo:rsid="000afbd1"/>
    </style:style>
    <style:style style:name="T3" style:family="text">
      <style:text-properties fo:language="ru" fo:country="RU" officeooo:rsid="000cb54b"/>
    </style:style>
    <style:style style:name="T4" style:family="text">
      <style:text-properties fo:language="ru" fo:country="RU" officeooo:rsid="000d798d"/>
    </style:style>
    <style:style style:name="T5" style:family="text">
      <style:text-properties fo:language="ru" fo:country="RU" officeooo:rsid="000f4bbc"/>
    </style:style>
    <style:style style:name="T6" style:family="text">
      <style:text-properties fo:language="ru" fo:country="RU" officeooo:rsid="001117d6"/>
    </style:style>
    <style:style style:name="T7" style:family="text">
      <style:text-properties fo:language="en" fo:country="US"/>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soft-page-break/><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9017211773488983316" text:style-name="L1">
        <text:list-item>
          <text:p text:style-name="P35">добавить детектив <text:span text:style-name="T1">(реализовано)</text:span>+ магические уроки/трактаты Старсвирла</text:p>
        </text:list-item>
        <text:list-item>
          <text:p text:style-name="P36">Терра несколько раз пытается убить Макса (один раз — в аквапарке). Несколько раз Макса спасает Селестия (даёт приказы Нексусу)</text:p>
        </text:list-item>
        <text:list-item>
          <text:p text:style-name="P36">Книги:</text:p>
        </text:list-item>
      </text:list>
      <text:list xml:id="list9164476538249053035" text:style-name="L2">
        <text:list-item>
          <text:p text:style-name="P37">«Высшие заклинания в повседневном использовании: от песчинки до дворца»</text:p>
        </text:list-item>
        <text:list-item>
          <text:p text:style-name="P3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7">Дасти Вейфарер «Зебрианская культура, быт и фольклор»</text:p>
        </text:list-item>
        <text:list-item>
          <text:p text:style-name="P37">«Краткая история Эквестрии»</text:p>
        </text:list-item>
        <text:list-item>
          <text:p text:style-name="P37">«Шедевры архитектуры Эквестрии» с разделом о Кантерлотском Королевском Дворце</text:p>
        </text:list-item>
        <text:list-item>
          <text:p text:style-name="P37">«Великие дела и великие чары». Страница 893: ...</text:p>
        </text:list-item>
      </text:list>
      <text:p text:style-name="P3"/>
      <text:h text:style-name="Heading_20_2" text:outline-level="2">Факты об Эквестрии <text:span text:style-name="T1">(согласовать с вики)</text:span></text:h>
      <text:list xml:id="list965340205318893449" text:style-name="L3">
        <text:list-item>
          <text:p text:style-name="P41">Эквестрия существует несколько тысячелетий</text:p>
        </text:list-item>
        <text:list-item>
          <text:p text:style-name="P41">Селестия — переменчивая пони. В одно време не строгая, а в другое может быть такой, что <text:soft-page-break/>страшно становится</text:p>
        </text:list-item>
        <text:list-item>
          <text:p text:style-name="P41">Около 820-ти лет назад будущий маг Лайтнинг Стар поступил на обучение к наставнику Тииспоту</text:p>
        </text:list-item>
        <text:list-item>
          <text:p text:style-name="P4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1">У Селестии грива и хвост развеваются и переливаются от магического шампуня</text:p>
        </text:list-item>
        <text:list-item>
          <text:p text:style-name="P41">Дискорд намного старше принцесс, его магия сильнее ихней на голову</text:p>
        </text:list-item>
        <text:list-item>
          <text:p text:style-name="P41">Луна младше Селестии на 3 года. Сёстрам около 5000 лет</text:p>
        </text:list-item>
        <text:list-item>
          <text:p text:style-name="P41">Принцессы начали войну с Дискордом в возрасте, когда им было около 700 лет — и продолжалась война почти сто лет</text:p>
        </text:list-item>
        <text:list-item>
          <text:p text:style-name="P41">Самый главный враг сестёр и Дискорда — скука</text:p>
        </text:list-item>
        <text:list-item>
          <text:p text:style-name="P4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1">Селестия в первые полторы тысячи лет путешествовала — и заварила несколько войн (две — с Эквестрией, в одной была против Луны)</text:p>
        </text:list-item>
        <text:list-item>
          <text:p text:style-name="P41">Кроме Дискорда, старше сестёр ещё старейшина драконов</text:p>
        </text:list-item>
        <text:list-item>
          <text:p text:style-name="P41">Кэйденс не прожила и 60-ти лет</text:p>
        </text:list-item>
        <text:list-item>
          <text:p text:style-name="P4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1">Народ тихо фигел от нововведений и с ещё большим ожесточением продолжал делать по-своему</text:p>
        </text:list-item>
        <text:list-item>
          <text:p text:style-name="P4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1">Когда пони женятся, они обмениваются ножными браслетами</text:p>
        </text:list-item>
        <text:list-item>
          <text:p text:style-name="P41">Светилами, кроме сестёр, могут управлять единороги (группы), Дискорд, Твайлайт и Старсвирл</text:p>
        </text:list-item>
        <text:list-item>
          <text:p text:style-name="P41">Королева Кризалис — правительница Зелёной Долины</text:p>
        </text:list-item>
        <text:list-item>
          <text:p text:style-name="P41">Мать Луны и Селестии — аликорн Лорен. Мать Дискорда — Алиса (пони-человек)</text:p>
        </text:list-item>
        <text:list-item>
          <text:p text:style-name="P41">Сомбра куда более могущественный маг, чем Старсвирл</text:p>
        </text:list-item>
      </text:list>
      <text:p text:style-name="P1"/>
      <text:h text:style-name="P33" text:outline-level="2"/>
      <text:p text:style-name="P14"/>
      <text:p text:style-name="P14"><text:soft-page-break/>Сюжет (детально)</text:p>
      <text:p text:style-name="P14">Терра</text:p>
      <text:p text:style-name="P14">Замок принцесс</text:p>
      <text:p text:style-name="P14">Кантерлот</text:p>
      <text:p text:style-name="P14">Рассказ Селестии (“1001 ночь”)</text:p>
      <text:p text:style-name="P14">ЛСД-чаепитие</text:p>
      <text:p text:style-name="P14">Рейд пони-рэйнджеров</text:p>
      <text:p text:style-name="P14">Рейд пони-рэйнджеров-2 (продолжение рейда пони-рэйнджеров)</text:p>
      <text:p text:style-name="P14">Продолжение ЛСД-чаепития</text:p>
      <text:p text:style-name="P14">В библиотеке замка Селестии</text:p>
      <text:p text:style-name="P14">Понивилль</text:p>
      <text:p text:style-name="P14">Знакомство с Элементами Гармонии</text:p>
      <text:p text:style-name="P14">Первый сеанс двойного сна. Рэрити</text:p>
      <text:p text:style-name="P14">День с Пинки</text:p>
      <text:p text:style-name="P14">День с Рэйнбоу Дэш</text:p>
      <text:p text:style-name="P14">Сон Рэрити</text:p>
      <text:p text:style-name="P14">Первый сон РД. Рекурсия</text:p>
      <text:p text:style-name="P14">Второй сон РД. Праздник опавших листьев</text:p>
      <text:p text:style-name="P14">Третий сон РД. Fallout</text:p>
      <text:p text:style-name="P14">Четвёртый сон РД. Объединяющий</text:p>
      <text:p text:style-name="P14">Исчезновение Селестии</text:p>
      <text:p text:style-name="P14">Поиск решения</text:p>
      <text:p text:style-name="P14">Поход к замку Принцес-2</text:p>
      <text:p text:style-name="P14">Терра</text:p>
      <text:p text:style-name="P14">Прибытие</text:p>
      <text:p text:style-name="P14">Поиски</text:p>
      <text:p text:style-name="P14">Безнадёжность</text:p>
      <text:p text:style-name="P14">След</text:p>
      <text:p text:style-name="P14">Земля</text:p>
      <text:p text:style-name="P14"/>
      <text:h text:style-name="Heading_20_2" text:outline-level="2">Действующие лица</text:h>
      <text:h text:style-name="Heading_20_3" text:outline-level="3">Макс</text:h>
      <text:p text:style-name="P1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text:soft-page-break/>Влад</text:h>
      <text:p text:style-name="P1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14">Искусственный интеллект. Создан Владом и Максом. Разработан для управления корпорациями.</text:p>
      <text:h text:style-name="Heading_20_3" text:outline-level="3">Селестия</text:h>
      <text:p text:style-name="P1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1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2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2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2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text:soft-page-break/>Эпплджек</text:h>
      <text:p text:style-name="P2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2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2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2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28">Единорог. Холост, молод, мечтателен. Живёт в Кантерлоте. В свободное время рисует облака.</text:p>
      <text:h text:style-name="Heading_20_3" text:outline-level="3">Алекс</text:h>
      <text:p text:style-name="P28">Менеджер проектов, над одним из которых (Нексус) работает Макс.</text:p>
      <text:h text:style-name="Heading_20_3" text:outline-level="3">Ростик</text:h>
      <text:p text:style-name="P28">Лидер команды тестировщиков</text:p>
      <text:h text:style-name="Heading_20_3" text:outline-level="3">Стас</text:h>
      <text:p text:style-name="P28">Программист-новичок в команде Макса.</text:p>
      <text:h text:style-name="Heading_20_3" text:outline-level="3">Рома</text:h>
      <text:p text:style-name="P28">Программист в команде UI-программистов</text:p>
      <text:h text:style-name="Heading_20_3" text:outline-level="3">Анджела</text:h>
      <text:p text:style-name="P28">Сисадмин. Флиртует с Максом.</text:p>
      <text:p text:style-name="P28"/>
      <text:h text:style-name="Heading_20_2" text:outline-level="2">Положения</text:h>
      <text:p text:style-name="P28">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28">Трактат Старсвирла Бородатого “Основы магического искусства”</text:p>
      <text:h text:style-name="Heading_20_2" text:outline-level="2"><text:soft-page-break/>Сюжет (кратко)</text:h>
      <text:p text:style-name="P28">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text:soft-page-break/>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text:p>
      <text:p text:style-name="P1"/>
      <text:p text:style-name="P1"/>
      <text:p text:style-name="P1"/>
      <text:p text:style-name="P1">Звонок Алекса застал меня в супермаркете.\n- Макс, привет!\n- Здорово.\n- Слушай, на продакшн-сервере свалился релиз, можешь глянуть? Что там с мозгом?</text:p>
      <text:list xml:id="list8852488759125908400" text:style-name="L4">
        <text:list-item>
          <text:p text:style-name="P44"><text:span text:style-name="T1">Вообще-то, у меня отпуск. Типа, творческий. Не говоря уже о том, что суббота. </text:span><text:span text:style-name="T7">[</text:span>Блин, ну обязательно ему было в субботу валиться? У меня выходной, знаешь ли.\n<text:span text:style-name="T7">]</text:spa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text:soft-page-break/>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list-item>
      </text:list>
      <text:p text:style-name="P1"/>
      <text:p text:style-name="P1">\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text:soft-page-break/>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text:soft-page-break/>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text:soft-page-break/>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text:soft-page-break/>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text:soft-page-break/>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text:soft-page-break/></text:p>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oft-page-break/>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text:soft-page-break/>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text:soft-page-break/>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7">&lt;</text:span><text:span text:style-name="T11">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lt;<text:span text:style-name="T1">Добавить кокатрикса, мантикору и древесных волков</text:span>&gt;</text:p>
      <text:p text:style-name="P1"><text:soft-page-break/></text:p>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text:soft-page-break/>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text:soft-page-break/>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text:soft-page-break/>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text:soft-page-break/>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text:soft-page-break/>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text:soft-page-break/></text:p>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text:soft-page-break/>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text:soft-page-break/>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text:soft-page-break/>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text:soft-page-break/>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text:soft-page-break/>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text:soft-page-break/>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text:soft-page-break/>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text:soft-page-break/>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text:soft-page-break/>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text:soft-page-break/>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text:soft-page-break/>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text:soft-page-break/>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text:soft-page-break/>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text:soft-page-break/>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text:soft-page-break/>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text:soft-page-break/>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text:soft-page-break/>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text:soft-page-break/>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text:soft-page-break/>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oft-page-break/><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text:soft-page-break/>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text:soft-page-break/>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text:soft-page-break/>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text:soft-page-break/>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text:soft-page-break/>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text:soft-page-break/>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text:soft-page-break/>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5">javascript"&gt;DOCS_modelChunk = [{"ty":"is","s":"– Ну хорошо, продолжу. “Как успехи в поисках принцессы Селестии? Пиши нам, пожалуйста, побольше. Ты так и</text:p>
      <text:p text:style-name="P6">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6">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6">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6">ется вовсю, пока мы тут ночей не спим. А ну дай-ка…\nЭпплджек выхватила листок и начала править текст.\n– Так… Так… И вот так! Теперь порядок! – Эпплдже</text:p>
      <text:p text:style-name="P6">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6">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6">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6">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n– “Надеюсь, ты скоро найдёшь нашу принцессу.” – продолжила Флаттершай. – “Потому что нам её искать плохо получается. Макс долго искал и, наконец, наш</text:p>
      <text:p text:style-name="P6">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6"><text:soft-page-break/>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6">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6">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6"><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6">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6">же о Гарри.\n– Что-то мне это напоминает.\n– Что?\n– То, что с Максом происходит в последнее время. Стоит ему нос из дому высунуть - как на него свалива</text:p>
      <text:p text:style-name="P6">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6">жей! \n– Лучше бы он от нас просто отстал. Мы ему ничего плохого не сделали. – вздохнула Флаттершай и продолжила. – “Надеюсь, у тебя всё хорошо? Ты так</text:p>
      <text:p text:style-name="P6">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6"><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6">л снеговик — он съехал на него с пригорка и Макс еле вырвался.”\n– Агась, вырвался бы он, если бы не я. Дай-ка сюда письмо...\n– “...хорошо, что рядом б</text:p>
      <text:p text:style-name="P6">ыла Эпплджек и спасла его...”. – Так годится?\n– Пожалуй, да.\n– Хорошо. – “В общем, приезжай скорее. Так хочется, чтоб мы снова были вместе и чтобы все</text:p>
      <text:p text:style-name="P6"><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6">.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6">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6">Твоя Флатти”.\n– Да-да, я мигом! – Девушка схватила листок бумаги и помчалась к ноутбуку.\n\nОзарение\n\n\u003cФлаттершай смотрит млп и говорит - всё не</text:p>
      <text:p text:style-name="P6"><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6">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6"/>
      <text:p text:style-name="P5"/>
      <text:p text:style-name="P6"/>
      <text:h text:style-name="P34" text:outline-level="2">Озарение</text:h>
      <text:p text:style-name="P5">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text:soft-page-break/>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6100003202434900182" text:style-name="L5">
        <text:list-item>
          <text:p text:style-name="P45">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2093379993073859178" text:style-name="L6">
        <text:list-item>
          <text:p text:style-name="P46">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46">Ну хорошо. Убедила. В конце-концов, можем поступить так. Вы с Флатти вернётесь обратно а я продолжу поиски здесь.</text:p>
        </text:list-item>
        <text:list-item>
          <text:p text:style-name="P46">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46">Вы можете связываться со мной раз в месяц по коридору.</text:p>
        </text:list-item>
        <text:list-item>
          <text:p text:style-name="P46">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46">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6">Эпплджек недоверчиво хмыкнула.</text:p>
      <text:list xml:id="list6443358056212297485" text:style-name="L7">
        <text:list-item>
          <text:p text:style-name="P47">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47">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47">Конечно оставаться. Кто ещё, кроме нас, может найти её?</text:p>
        </text:list-item>
        <text:list-item>
          <text:p text:style-name="P47">Я думал, ты не сможешь оставить Энджела и всех остальных надолго.</text:p>
        </text:list-item>
        <text:list-item>
          <text:p text:style-name="P47">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50">Извини, Флаттершай, забылся.</text:p>
        </text:list-item>
        <text:list-item>
          <text:p text:style-name="P50">Та ладно, я ж не против, – возразила Эпплджек. – Не парься, Флатти. Было б хуже, если б он <text:s/>назвал меня Эпплджек на людях.</text:p>
        </text:list-item>
        <text:list-item>
          <text:p text:style-name="P50">Ты так... – запнулась Флаттершай. – Так быстро забыла свою ферму. И...</text:p>
        </text:list-item>
        <text:list-item>
          <text:p text:style-name="P50">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50">Как ты можешь так говорить? – расплакалась Флаттершай.</text:p>
        </text:list-item>
        <text:list-item>
          <text:p text:style-name="P50"><text:soft-page-break/>Эй, девушки, не ссорьтесь! Мы — одна команда! И надеюсь, останемся ею и в дальнейшем. </text:p>
          <text:p text:style-name="P5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50">А если нет? – Эпплджек смотрела мне мне прямо в глаза.</text:p>
          <text:p text:style-name="P50">Я молча пожал плечами. Эпплджек уверенно продолжила.</text:p>
        </text:list-item>
        <text:list-item>
          <text:p text:style-name="P50">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50">Спасибо, ЭйДжей.</text:p>
        </text:list-item>
        <text:list-item>
          <text:p text:style-name="P50">Я об Эквестрии беспокоюсь. – ворчливо отозвалась Эпплджек. – Надо разобраться с этой ерундой наконец-то. И я чертовски намерена это сделать.</text:p>
          <text:p text:style-name="P50">Флаттершай пробормотала нечто, показавшееся мне знакомым.</text:p>
        </text:list-item>
        <text:list-item>
          <text:p text:style-name="P50">Флатти, ты что-то сказала? Я не расслышал.</text:p>
        </text:list-item>
        <text:list-item>
          <text:p text:style-name="P50">Намерение Изменяет Реальность.</text:p>
        </text:list-item>
        <text:list-item>
          <text:p text:style-name="P50">Эээ. А где ты слышала эту фразу, если не секрет?</text:p>
        </text:list-item>
        <text:list-item>
          <text:p text:style-name="P50">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50">У меня как будто вспыхнула лампочка в мозгу. Кирпичики быстро выстраивались в целостную картину. Я ринулся в прихожую.</text:p>
        </text:list-item>
        <text:list-item>
          <text:p text:style-name="P50">Флатти, ЭйДжей, буду через час. Ждите!</text:p>
        </text:list-item>
      </text:list>
      <text:p text:style-name="P6"/>
      <text:h text:style-name="P33" text:outline-level="2">Почти.</text:h>
      <text:p text:style-name="P8">В офисе меня встретил лыбящийся Стас.</text:p>
      <text:p text:style-name="P8">–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8">Я уставился на Стаса и он, захлёбываясь от торопливости, начал <text:span text:style-name="T7">рассказывать</text:span>.</text:p>
      <text:p text:style-name="P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8">– Ты его уничтожил?</text:p>
      <text:p text:style-name="P8">– Кого?</text:p>
      <text:p text:style-name="P8">– Этический модуль. Селестию.</text:p>
      <text:p text:style-name="P8">– Да, конечно. Видно, Влад оставил для своего домашнего компа лазейку в корпоративном прокси-<text:soft-page-break/>сервере. И через эту дыру его модуль смог загрузиться в кластер.</text:p>
      <text:p text:style-name="P8">– Ты его уничтожил?</text:p>
      <text:p text:style-name="P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 То есть, на владовском домашнем компьютере модуль работает и дальше?</text:p>
      <text:p text:style-name="P8">– Ага. К нему-то у меня доступа нету. Но в кластер к Нексусу он больше не пролезет.</text:p>
      <text:p text:style-name="P8">– Спасибо, Стас. Ты молодец.</text:p>
      <text:p text:style-name="P8">Ниточка, чуть было не прервавшаяся в офисе, повела в квартиру Влада.</text:p>
      <text:p text:style-name="P8"/>
      <text:h text:style-name="P33" text:outline-level="2">Дискорд</text:h>
      <text:p text:style-name="Text_20_body"/>
      <text:p text:style-name="P12">Девушки поспешно собирались, пока я растолковывал им задачу.</text:p>
      <text:list xml:id="list2944048470749414814" text:style-name="L8">
        <text:list-item>
          <text:p text:style-name="P42">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42">Это тот твой приятель, который разбился с полгода назад? – спросила Эпплджек.</text:p>
        </text:list-item>
      </text:list>
      <text:list xml:id="list6433311886365401227" text:style-name="L9">
        <text:list-item>
          <text:p text:style-name="P43">Да, это он.</text:p>
        </text:list-item>
        <text:list-item>
          <text:p text:style-name="P43">А как мы попадём в его квартиру? Там сейчас кто-то живёт? – Флаттершай прыгала на одной ноге, натягивая кед.</text:p>
        </text:list-item>
        <text:list-item>
          <text:p text:style-name="P43">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3">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7">&gt;</text:span></text:p>
      <text:p text:style-name="P1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Плохо написано!<text:span text:style-name="T7">&gt;</text:span></text:p>
      <text:p text:style-name="P13">Я поднёс брелок пропуска к домофону, но дверь подъезда не открылась. Замигала красная лампочка и зажужжал зуммер.</text:p>
      <text:p text:style-name="P13">Я выругался.</text:p>
      <text:list xml:id="list4506829409458857503" text:style-name="L10">
        <text:list-item>
          <text:p text:style-name="P38"><text:soft-page-break/>Макс, что случилось? У нас проблемы?</text:p>
        </text:list-item>
        <text:list-item>
          <text:p text:style-name="P38">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2935599640033049899" text:style-name="L11">
        <text:list-item>
          <text:p text:style-name="P39">Так что, будем ломать дверь? – Эпплджек критически осмотрелась, подмечая бабулек на лавочке и зевак во внутреннем скверике.</text:p>
        </text:list-item>
      </text:list>
      <text:list xml:id="list3050666011168937418" text:style-name="L12">
        <text:list-item>
          <text:p text:style-name="P40">Нет нужды. Лучше станьте-ка сзади меня так, чтобы заслонить от этих бабулек и от вооон той камеры наблюдения.</text:p>
        </text:list-item>
      </text:list>
      <text:list xml:id="list6653124019051844296" text:style-name="L13">
        <text:list-header>
          <text:p text:style-name="P5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Раздался лёгкий «кряк» и дверь подалась.</text:p>
      <text:list xml:id="list3449542105307061171" text:style-name="L14">
        <text:list-item>
          <text:p text:style-name="P54">Девушки, заходим.</text:p>
        </text:list-item>
      </text:list>
      <text:p text:style-name="P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Прихожая встретила нас толстым слоем пыли. Мы тихонько прошли внутрь и я закрыл дверь изнутри.</text:p>
      <text:p text:style-name="P6"><text:span text:style-name="T1">Компьютер</text:span> стоял там же, где и обычно <text:span text:style-name="T1">— в личном кабинете Влада на столе у окна.</text:span></text:p>
      <text:list xml:id="list518495695314015057" text:style-name="L15">
        <text:list-item>
          <text:p text:style-name="P55">Макс, тут окно разбито! И верёвка какая-то висит. – крикнула Флаттершай из кухни.</text:p>
        </text:list-item>
        <text:list-item>
          <text:p text:style-name="P55">Оставь, Флатти, не сейчас! – отмахнулся я.</text:p>
        </text:list-item>
      </text:list>
      <text:p text:style-name="P17">Лампочка питания на ноутбуке горела, <text:s/>но подключенный монитор оставался тёмным. Я постучал по пробелу, но безрезультатно.</text:p>
      <text:list xml:id="list6711077125044839128" text:style-name="L16">
        <text:list-item>
          <text:p text:style-name="P56">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56">Монитор выключен. – <text:s/>раздалось из угла. Кресло с высокой спинкой повернулось, открыв нашим взорам Дискорда. </text:p>
        </text:list-item>
      </text:list>
      <text:p text:style-name="P1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5">Он приподнял панамку, дурашливо здороваясь.</text:p>
      <text:list xml:id="list4515237210403984963" text:style-name="L17">
        <text:list-item>
          <text:p text:style-name="P57"><text:soft-page-break/>Оп-па! – пробормотала Эпплджек. – Нежданчик!</text:p>
        </text:list-item>
      </text:list>
      <text:list xml:id="list2096772227899034324" text:style-name="L18">
        <text:list-item>
          <text:p text:style-name="P58">Ты, я вижу, времени не терял, – моя рука под прикрытием стола медленно тянулась к тяжёлой фарфоровой кружке, стоящей на краю.</text:p>
        </text:list-item>
        <text:list-item>
          <text:p text:style-name="P30">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30">А почему ты вообще решил искать нас тут? – спросила Эпплджек. – Приехал бы домой. Мы б тебя чаем напоили.</text:p>
        </text:list-item>
        <text:list-item>
          <text:p text:style-name="P30">Видишь ли, дорогая Эй-Джей, я с самого начала знал, где находится наша уважаемая принцесса, а времени в обрез, так что...</text:p>
        </text:list-item>
      </text:list>
      <text:p text:style-name="P20">В проёме дверей появилась Флаттершай.</text:p>
      <text:list xml:id="list4649134786784094866" text:style-name="L19">
        <text:list-item>
          <text:p text:style-name="P31">С кем это вы тут разговариваете?</text:p>
          <text:p text:style-name="P32">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20">Оглушённый Дискорд попытался было отъехать на кресле в сторону, но я припёр его стулом к стенке.</text:p>
      <text:p text:style-name="P18">– Жанна, Флатти, хватайте ноут и на выход! Я с ним разберусь! Не теряйте вре...!</text:p>
      <text:p text:style-name="P18">– ТЫ ИДИО...!!!</text:p>
      <text:p text:style-name="P18">Дискорд <text:s/>зорал одновременно со мной, прикрываясь от меня руками, когда раздался оглушительный</text:p>
      <text:p text:style-name="P18">...</text:p>
      <text:p text:style-name="P19">БАХ!!!</text:p>
      <text:p text:style-name="P18">…</text:p>
      <text:p text:style-name="P18">Эпплджек с <text:s/>нервным всхлипом опустила толстенный том «Энтерпрайз-паттернов» , издание девятое, дополненное.</text:p>
      <text:p text:style-name="P15">На лице Дискорда появилось удивлённо-мечтательное выражение и он вырубился.</text:p>
      <text:p text:style-name="P15"/>
      <text:h text:style-name="Heading_20_2" text:outline-level="2">Селестия</text:h>
      <text:p text:style-name="P15"/>
      <text:p text:style-name="P15">Включенный монитор показал схематическое изображение Селестиии, </text:p>
      <text:p text:style-name="P16">&gt;\<text:span text:style-name="T1">Привет, Селестия. Это Макс. Как себя чувствуешь?</text:span></text:p>
      <text:p text:style-name="P16">&lt;\<text:span text:style-name="T1">Макс? МАКС??? МА-А-А-АКС!!! НАКОНЕЦ-ТО! КАК Я РАДА ТЕБЯ СЛЫШАТЬ! </text:span></text:p>
      <text:p text:style-name="P15"/>
      <text:p text:style-name="P16">&gt;\<text:span text:style-name="T1">Я рад, что нашёл тебя, Тия.</text:span></text:p>
      <text:p text:style-name="P1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6">&gt;\<text:span text:style-name="T1">Тия, я сейчас подключу микрофон и колонки, и мы сможем общаться более удобно.</text:span></text:p>
      <text:p text:style-name="P15">…</text:p>
      <text:p text:style-name="P15"><text:soft-page-break/>– Привет опять. Как ты меня слышишь?</text:p>
      <text:p text:style-name="P1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6">– <text:span text:style-name="T1">Могу себе представить. Как-то раз я провёл три часа камере сенсорной депривации. Мне не понравилось.</text:span></text:p>
      <text:p text:style-name="P15">– Эммм... Ваше Высочество, вы в порядке? Мы так рады, что наконец-то нашли Вас! – вклинилась в разговор Эпплджек.</text:p>
      <text:p text:style-name="P15">– Кто тут? Макс, кто ещё с тобой?</text:p>
      <text:p text:style-name="P16"><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6">– <text:span text:style-name="T1">Девочки? Я рада вас слышать. А Твайлайт нет рядом?</text:span></text:p>
      <text:p text:style-name="P1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5">При этих словах Дискорд замычал и задёргался. Эпплджек нахмурилась и проверила верёвки, привязывающие его к спинке стула.</text:p>
      <text:p text:style-name="P1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5">– Ноутбук — так называется место, где я нахожусь сейчас? А кто это мычит?</text:p>
      <text:p text:style-name="P1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5">– О, духи предков, но зачем??? Почему у него кляп во рту?</text:p>
      <text:p text:style-name="P15">– Мы связали его. Он нас предал. И тебя. И Эквестрию. Всех.</text:p>
      <text:p text:style-name="P15">При этих словах Эпплджек и Флаттершай непонимающе уставились на меня, а Дискорд протестующе замычал.</text:p>
      <text:p text:style-name="P15">Я начал рассказывать о своих догадках, и непонимающее выражение на лицах девушек сменилось удивлением.</text:p>
      <text:p text:style-name="P15">– Нифигасе! – Эпплджек уставилась на Дискорда. – Никогда бы не догадалась! Он, конечно, пиз<text:span text:style-name="T7">#</text:span>обол и распи<text:span text:style-name="T7">#</text:span>дяй, но чтоб предатель... Я о таком и не думала даже.</text:p>
      <text:p text:style-name="P15">– А зачем тогда ты приложила его книгой? – непонимающе уставился я на неё.</text:p>
      <text:p text:style-name="P15">– Потому что ты напал на него. Я и подумала — тебе виднее. И помогла.</text:p>
      <text:p text:style-name="P15">Флаттершай отрицающе мотнула головой.</text:p>
      <text:p text:style-name="P15">– Не может Дискорд быть предателем. Он мой друг.</text:p>
      <text:p text:style-name="P15">Дискорд благодарственно замычал и закивал головой.</text:p>
      <text:p text:style-name="P1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5">Дискорд завёл глаза на лоб и обречённо завыл.</text:p>
      <text:p text:style-name="P15">– Макс, постой. Дай мне поговорить с ним. – сказала Селестия. – Не могу поверить, что Дискорд на такое пошёл.</text:p>
      <text:p text:style-name="P15">– Ну хорошо. Поговори. Послушаем, что он скажет.</text:p>
      <text:p text:style-name="P15"><text:soft-page-break/>Я красноречиво покачал кулак перед его носом и вытащил кляп.</text:p>
      <text:p text:style-name="P15">...</text:p>
      <text:p text:style-name="P22">– Ффы, тьфу, пффф, пфу! <text:span text:style-name="T7">&lt;</text:span>Вот дискорд! Я, то бишь!<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2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22">– Это я-то устраиваю цирк?!! ДА ТЫ НА СЕБЯ ПОСМОТРИ, КЛОУН!!! На людей кидаешься, чашками бросаешься, вон, мне нос разбил! Дерёшься...</text:p>
      <text:p text:style-name="P22">Я угрожающе поднёс тряпку к лицу Дискорда.</text:p>
      <text:p text:style-name="P22">– Ещё одно слово в таком тоне, и ты заткнёшься, а мы уйдём в Эквестрию без тебя!</text:p>
      <text:p text:style-name="P2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22">Дискорд демонстративно закрыл рот и посвистывая уставился в потолок.</text:p>
      <text:p text:style-name="P22">Разговор зашёл в тупик.</text:p>
      <text:p text:style-name="P24"/>
      <text:p text:style-name="P25">На мониторе высветился текст:</text:p>
      <text:p text:style-name="P2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25"/>
      <text:p text:style-name="P25">Из колонок послышался лёгкий шорох.</text:p>
      <text:p text:style-name="P22">– Дик, сейчас не время для ссор. – голос Селестии был мягким, но настойчивым. – Мы в одной лодке.</text:p>
      <text:p text:style-name="P22">– Тебе легко говорить! Тебе не разбивали нос и не оскорбляли угрозами!</text:p>
      <text:p text:style-name="P22">– Ты должен понимать, что у Макса были все основания так себя вести. Твоё поведение вызвало подозрения у него, ведь он мало тебя знает. </text:p>
      <text:p text:style-name="P22">К уговорам Селестии присоединилась Флаттершай.</text:p>
      <text:p text:style-name="P22">– Дискорд, миленький, прости его. Макс хороший. Он просто не знал, что ты тоже хороший...</text:p>
      <text:p text:style-name="P22">У Дискорда покраснели уши и он засмущался и заворчал.</text:p>
      <text:p text:style-name="P2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22">Я пропустил «дятла» мимо ушей.</text:p>
      <text:p text:style-name="P2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22"/>
      <text:p text:style-name="P2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text:soft-page-break/>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2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2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22">Потому разбрасываться такой возможностью не стоит. Если уж тебе повезло оказаться в новом мире — исследуй его сполна!..</text:p>
      <text:p text:style-name="P23">***</text:p>
      <text:p text:style-name="P27">&lt;<text:span text:style-name="T1">сюда можно вставить похождения Дискорда — вторая неопубликованная глава. Первая — секс с Селестией</text:span>&gt;</text:p>
      <text:p text:style-name="P23">***</text:p>
      <text:p text:style-name="P23"/>
      <text:p text:style-name="P25">– Развяжите мне, наконец, руки! Или хотя бы одну. Плечами жестикулировать неудобно.... </text:p>
      <text:p text:style-name="P25">Я развязал Дискорду левую руку.</text:p>
      <text:p text:style-name="P2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25">Дискорд принялся разминать затёкшее запястье.</text:p>
      <text:p text:style-name="P2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25">– Какое письмо, Корди? – вскинулась до этого зачарованно слушавшая Дискорда Флаттершай.</text:p>
      <text:p text:style-name="P25">– Ну ваше же! Вы с Эпплджек написали мне о своих мытарствах тут. Вежливо так написали, спасибо...</text:p>
      <text:p text:style-name="P25">Флаттершай покрылась пунцовыми пятнами.</text:p>
      <text:p text:style-name="P25">– Я... Мы... – тут она совсем стушевалась.</text:p>
      <text:p text:style-name="P25">– Так а почему ты сказал, что никто не уйдёт в Эквестрию? – наконец перебила Дискорда скучавшая до этого Эпплджек.</text:p>
      <text:p text:style-name="P25">Дискорд уставился на неё долгим взглядом, а потом хлопнул себя по лбу.</text:p>
      <text:p text:style-name="P2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8">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8">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25">– И что? – продолжила его мысль Эпплджек.</text:p>
      <text:p text:style-name="P25">– Эквестрийские три месяца КО-РО-ЧЕ местных. – с нажимом повторил Дискорд. – По моим подсчётам, на два дня.</text:p>
      <text:p text:style-name="P25">– И?!! – до меня уже дошло, но Эпплджек продолжала тупить.</text:p>
      <text:p text:style-name="P25">– Короче, времени у нас осталось что-то около пятнадцати минут. Или около того. – заявил Дискорд, поднеся к глазам запястье с массивными часами.</text:p>
      <text:p text:style-name="P25">– СКОЛЬКО??? – воскликнули хором я и девушки.</text:p>
      <text:p text:style-name="P25">Дискорд открыл было рот, но его слова заглушил звонок в дверь.</text:p>
      <text:p text:style-name="P25">– ОТКРОЙТЕ, ПОЛИЦИЯ! Вам даётся полминуты, чтобы открыть дверь. Через тридцать секунд дверь будет выбита!</text:p>
      <text:p text:style-name="P2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25">Массаракш!</text:p>
      <text:p text:style-name="P25">– На крышу, живо!!! Через окно на кухне! – зашипел Дискорд, отчаянно дёргая узлы свободной рукой.</text:p>
      <text:p text:style-name="P25">Эпплджек, одной рукой сгребя в охапку ноутбук, второй увлекая Флаттершай, кинулась на кухню.</text:p>
      <text:p text:style-name="P25">– А толку? Куда мы с крыши денемся? – спросил я растерянно. Дискорд только раздражённо зарычал в ответ.</text:p>
      <text:p text:style-name="P22">Дверь содрогнулась от мощного удара. Послышался стук падающей штукатурки. Я сломя голову кинулся на кухню.</text:p>
      <text:p text:style-name="P22">– Развяжи меня, идиот!!! – гаркнул вдогонку Дискорд.</text:p>
      <text:p text:style-name="P2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22">– Давай на крышу! Я догоню! – рявкнул он, освобождая вторую руку.</text:p>
      <text:p text:style-name="P22">От второго удара дверная коробка крякнула и наполовину въехала в коридор. </text:p>
      <text:p text:style-name="P2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22">Верёвка в кухонном окне дёргалась от движений лезущих по ней Флатти и Эпплджек. Я словил её рукой и стал на подоконник.</text:p>
      <text:p text:style-name="P22">Чёрт!</text:p>
      <text:p text:style-name="P2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22">Но нет, триста тысяч чертей, раз девушки смогли – я тоже смогу!</text:p>
      <text:p text:style-name="P2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22">Дискорд, спускаясь с крыши в квартиру, не предполагал, что по верёвке придётся залазить вверх. <text:soft-page-break/>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22">Я успел сократить расстояние до Эпплджек наполовину, когда девушки нашли решение.</text:p>
      <text:p text:style-name="P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2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22">Я выдохнул.</text:p>
      <text:p text:style-name="P2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2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22">Чёрт! Чёрт! Чёрт! Чёрт!</text:p>
      <text:p text:style-name="P22">Бля!!!...</text:p>
      <text:p text:style-name="P22">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22"/>
      <text:h text:style-name="Heading_20_2" text:outline-level="2">Назад, в Эквестрию</text:h>
      <text:p text:style-name="P22"/>
      <text:p text:style-name="P22">Долго паниковать не пришлось. </text:p>
      <text:p text:style-name="P22">Я почувствовал сильный рывок за шиворот и захват поперёк груди. </text:p>
      <text:p text:style-name="P22">– ОТПУСТИ ДЕВЧОНКУ!!! – загрохотало мне в ухо. Я открыл глаза.</text:p>
      <text:p text:style-name="P2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22">Я чуть поднял глаза и уставился в чешуйчатую морду дракона.</text:p>
      <text:p text:style-name="P22"><text:soft-page-break/>– Отпусти Эпплджек. Я её держу. – повторил Дискорд. – Мне сбалансироваться надо. Вы не такие уж и лёгкие.</text:p>
      <text:p text:style-name="P2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22">Наконец это ему удалось, и дальнейший подъём на крышу происходил в молчании.</text:p>
      <text:p text:style-name="P2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2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22">Флаттершай оторвала заплаканное лицо от моей ветровки.</text:p>
      <text:p text:style-name="P22">– Да-да, ты прав, Корди. Я готова.</text:p>
      <text:p text:style-name="P22">На длинной шее Дискорда разместились Эпплджек и Флаттершай. Я, для сохранения баланса, разместился позади крыльев.</text:p>
      <text:p text:style-name="P22">Дискорд расправил крылья и начал короткую пробежку к краю.</text:p>
      <text:p text:style-name="P2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22">И мы полетели навстречу закату.</text:p>
      <text:p text:style-name="P2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22">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2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22">– Пристегните ремни! – проревел Дискорд, резко ускоряясь. – Будет весело!!!</text:p>
      <text:p text:style-name="P2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22">– ЙУУУУУУУХХХУУУУУ!!! – заорал Дискорд, сложил крылья и врезался в шар.</text:p>
      <text:p text:style-name="P26">&lt;<text:span text:style-name="T1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9"/>
      <text:p text:style-name="P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То есть, Дискорд, выпрямившись в струну и плотно прижав к телу лапы и крылья, в контуры шара <text:soft-page-break/>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6"><text:span text:style-name="T1">– </text:span>Анакорн. <text:span text:style-name="T1">– о</text:span>трекомендовался он.</text:p>
      <text:p text:style-name="P6"><text:span text:style-name="T1">– </text:span>П-привет. Макс. <text:span text:style-name="T1">– в</text:span> смятении представился я.</text:p>
      <text:p text:style-name="P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веточкой цветущей вишни в вазочке.</text:span></text:p>
      <text:p text:style-name="P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text:span text:style-name="T1">Юноша</text:span> закинул ногу за ногу и пытливо смотрел на меня, играя карандашём .</text:p>
      <text:p text:style-name="P6">Я совсем запутался.</text:p>
      <text:p text:style-name="P6"><text:span text:style-name="T1">– </text:span>Какая проблема? Какое решение? Кто ты <text:span text:style-name="T1">вообще</text:span>?</text:p>
      <text:p text:style-name="P6"><text:span text:style-name="T7">– </text:span><text:span text:style-name="T1">Хорошо, с</text:span>ейчас объясню, <text:span text:style-name="T1">– </text:span>кивнул <text:span text:style-name="T1">Анакорн</text:span>. <text:span text:style-name="T7">– </text:span><text:span text:style-name="T2">Понимаю, ты </text:span><text:span text:style-name="T5">пока </text:span><text:span text:style-name="T2">не вполне в теме от шока..</text:span><text:span text:style-name="T1">.</text:span></text:p>
      <text:p text:style-name="P48"><text:span text:style-name="T1">Как ты уже заметил, Эквестрия вырождается. Да-да, не делай вид, будто ты не </text:span><text:span text:style-name="T2">в курсе</text:span><text:span text:style-name="T1">, о чём я! Вспомни вести с границ и события в Вечнодиком лесу. Цивилизация отступает, хаос распространяется всё дальше. </text:span><text:span text:style-name="T2">Девчонки</text:span><text:span text:style-name="T1">, конечно, пыта</text:span><text:span text:style-name="T2">ются</text:span><text:span text:style-name="T1"> выстоять — но ты видел, чем закончилась такая попытка для Селестии? </text:span><text:span text:style-name="T3">Х</text:span><text:span text:style-name="T1">аос </text:span><text:span text:style-name="T3">и Ничто </text:span><text:span text:style-name="T1">буд</text:span><text:span text:style-name="T3">у</text:span><text:span text:style-name="T1">т расползаться всё дальше, пока не разруш</text:span><text:span text:style-name="T3">а</text:span><text:span text:style-name="T1">т </text:span><text:span text:style-name="T2">не только Эквестрию, но и </text:span><text:span text:style-name="T1">весь Эквус. </text:span><text:span text:style-name="T3">У</text:span><text:span text:style-name="T1">ж можешь мне поверить, я видел такое раньше.</text:span><text:span text:style-name="T2"> Принцессы ничего не смогут сделать — они всего лишь часть Эквуса, хоть и довольно могущественная. </text:span><text:span text:style-name="T3">То есть, им присущи все его слабости.</text:span></text:p>
      <text:p text:style-name="P49"><text:span text:style-name="T2">П</text:span><text:span text:style-name="T3">роблема в том, что Эквус</text:span><text:span text:style-name="T1"> </text:span><text:span text:style-name="T6">крайне </text:span><text:span text:style-name="T1">хрупок и нежизнеспособен. </text:span><text:span text:style-name="T3">По-сути, это мертворожденный мир. У него с самого начала присутствует ворох проблем, с каким долго не живут. </text:span><text:span text:style-name="T4">Это и крайне причудливая и </text:span><text:soft-page-break/><text:span text:style-name="T6">оторванная от реальности</text:span><text:span text:style-name="T4">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span></text:p>
      <text:p text:style-name="P52"><text:span text:style-name="T3">– </text:span><text:span text:style-name="T1">Стоп, не торопись. – у меня голова пошла кругом от информации. – </text:span><text:span text:style-name="T6">Я ничего не понял.</text:span></text:p>
      <text:p text:style-name="P49"><text:span text:style-name="T3"/></text:p>
      <text:p text:style-name="P8"/>
      <text:p text:style-name="P11">Мир Эквестрии хрупок и нежизнеспособен. Проблема <text:span text:style-name="T1">номер один — </text:span>множество несовместимых историй пытаются втиснуть в один мир Эквестрии. В итоге он двоится-троится и имеет нечёткие черты. Проблема <text:span text:style-name="T1">номер два</text:span> <text:span text:style-name="T1">— </text:span>потеря интереса фанатов к фэндому, превращение Эквестрии в “ещё один мультсериал”. Проблема <text:span text:style-name="T1">номер три</text:span> <text:span text:style-name="T1">—</text:span>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 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6">-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text:p>
      <text:p text:style-name="P6">...</text:p>
      <text:p text:style-name="P8">– Миру позарез нужна помощь, понимаешь? И он надеется получить эту помощь от тебя. Видишь, он из кожи вон лезет, чтоб тебе понравится. Тебе не приходилось заботиться о жилье и питании, ты нравишься кобылкам...</text:p>
      <text:p text:style-name="P8">– Гм! Я бы попросил тебя не касаться моих отношений с Рэйнбоу Дэш.</text:p>
      <text:p text:style-name="P8">– Так ведь не только с Рэйнбоу! Ты разве не заметил, что тобой интересуются и остальные — при том, что ты не их вида. Уж поверь, на самом деле Эквестрия не состоит из извращенцев. Просто у мира нет в наличии женщин твоего вида — вот он и пытался удовлетворить тебя хоть так. Поверь, ему очень нужна твоя помощь.</text:p>
      <text:p text:style-name="P8">– Ну, пусть так. Но мне непонятно, почему ты сказал «ему»? Разве не тебе? Ты ведь демиург этого мира?</text:p>
      <text:p text:style-name="P8"><text:soft-page-break/>Анакорн смутился.</text:p>
      <text:p text:style-name="P8">– Увы, нет. Было бы намного проще, если бы да. Нет у меня ещё достаточной квалификации и возможностей, чтобы в одиночку миры создавать. Этот мир я, можно сказать, усыновил. А создало его коллективное творчество таких раздолбаев, как ты и твой дружок Влад — чтоб ему икнулось, где бы он ни был... </text:p>
      <text:p text:style-name="P8">(<text:span text:style-name="T10">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8"><text:span text:style-name="T10">– Сам ты раздолбай! – произнёс, наконец, Старсвирл</text:span>)</text:p>
      <text:p text:style-name="P8">… И создали вы его достаточно топорно — видишь, он трещит по швам.</text:p>
      <text:p text:style-name="P8">– А как я могу помочь?</text:p>
      <text:p text:style-name="P8">– Ты должен каким-то образом объединить разрозненные фантазии брони в один мощный поток с минимумом отклонений и нестыковок. Нестыковки убивают фэндом...</text:p>
      <text:p text:style-name="P6"/>
      <text:p text:style-name="P6"/>
      <text:p text:style-name="P53">&lt;<text:span text:style-name="T12">Предварить разговором с Селестией и Дискордом — имено сейчас Дискорд расскажет, что он лишился накопленных сил во время превращения в дракона на Терре</text:span>&gt;</text:p>
      <text:p text:style-name="P6">\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6">////////////////////////////////////////////////////////////////////////////////////////////////////////////////////////////////////////////////////</text:p>
      <text:p text:style-name="P6"/>
      <text:p text:style-name="P10">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text:soft-page-break/>фраза Селестии)...</text:p>
      <text:p text:style-name="P1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
      <text:p text:style-name="P6"/>
      <text:p text:style-name="P6">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6">.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6"><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6">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6">ться.\n- Дискорд! Я, то есть! - Воскликнул Дискорд. - Нам нужно поторопиться.\nНо дни проходили, а поиски были безрезультатными. Идей ни у кого не было.</text:p>
      <text:p text:style-name="P6"><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6">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6">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6">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6">тками.\n...\nНа экране выскочило знакомое приглашение.\n- Привет, Нексус.\n- Привет.\n- Как самочувствие?\n- Плохо. Чувствую себя не в своей тарелке.\n-</text:p>
      <text:p text:style-name="P6"><text:s/>А где твоя тарелка?\n- В Эквестрии, Макс.\n- Ты???\n- Да, я. Селестия.\n\nТы могла бы и не околдовывать меня. Я и так сделал бы всё, от меня зависящее,</text:p>
      <text:p text:style-name="P6"><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6"><text:soft-page-break/>твоём случае мне интереснее был процесс, а не результат. Я и так знала, что ты поможешь нам.\n\n- Как мне освободить тебя?\n- Просто выключи комп.\n(ухо</text:p>
      <text:p text:style-name="P6">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6">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6">. Сил Твайлайт и Луны не хватает. Я зависаю в пространстве между мирами - встречаю Анакорна.\nРазговор с Анакорном.\n\n\nЗемля\n\nЯ открыл глаза. Чёрт,</text:p>
      <text:p text:style-name="P6">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6">скиз РД.\nДа, и начну, наконец фантазию. А то всё собираюсь, да времени нет. \nИ назову её... скажем… “Последний Фанфик”...</text:p>
      <text:p text:style-name="P6"/>
      <text:p text:style-name="P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6">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6">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7">&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6"/>
      <text:p text:style-name="P7">&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8-14T19:15:31.887000000</dc:date>
    <meta:editing-duration>P25DT10H59M33S</meta:editing-duration>
    <meta:editing-cycles>225</meta:editing-cycles>
    <meta:generator>LibreOffice/4.1.2.3$Windows_x86 LibreOffice_project/40b2d7fde7e8d2d7bc5a449dc65df4d08a7dd38</meta:generator>
    <meta:document-statistic meta:table-count="0" meta:image-count="0" meta:object-count="0" meta:page-count="69" meta:paragraph-count="694" meta:word-count="38437" meta:character-count="259627" meta:non-whitespace-character-count="221471"/>
  </office:meta>
</office:document-meta>
</file>